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dcec" officeooo:paragraph-rsid="0015dcec"/>
    </style:style>
    <style:style style:name="P2" style:family="paragraph" style:parent-style-name="Standard" style:list-style-name="L1">
      <style:text-properties officeooo:rsid="0015dcec" officeooo:paragraph-rsid="0015dcec"/>
    </style:style>
    <style:style style:name="P3" style:family="paragraph" style:parent-style-name="Standard" style:list-style-name="L1">
      <style:text-properties officeooo:rsid="0016e64d" officeooo:paragraph-rsid="0016e64d"/>
    </style:style>
    <style:style style:name="P4" style:family="paragraph" style:parent-style-name="Standard" style:list-style-name="L1">
      <style:text-properties officeooo:rsid="0018ba82" officeooo:paragraph-rsid="0018ba82"/>
    </style:style>
    <style:style style:name="P5" style:family="paragraph" style:parent-style-name="Standard">
      <style:text-properties officeooo:rsid="0018ba82" officeooo:paragraph-rsid="0018ba82"/>
    </style:style>
    <style:style style:name="P6" style:family="paragraph" style:parent-style-name="Standard">
      <style:text-properties officeooo:rsid="0019f47b" officeooo:paragraph-rsid="0019f47b"/>
    </style:style>
    <style:style style:name="P7" style:family="paragraph" style:parent-style-name="Standard" style:list-style-name="L2">
      <style:text-properties officeooo:rsid="0019f47b" officeooo:paragraph-rsid="0019f47b"/>
    </style:style>
    <style:style style:name="P8" style:family="paragraph" style:parent-style-name="Standard">
      <style:paragraph-properties fo:break-before="page"/>
      <style:text-properties officeooo:rsid="0018ba82" officeooo:paragraph-rsid="0018ba82"/>
    </style:style>
    <style:style style:name="T1" style:family="text">
      <style:text-properties officeooo:rsid="0018ba82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pacios e Intercambios</text:p>
      <text:p text:style-name="P1">Docs p. 50-51</text:p>
      <text:p text:style-name="P1"/>
      <text:list xml:id="list806349513" text:style-name="L1">
        <text:list-item>
          <text:p text:style-name="P2">Doc 1 : </text:p>
          <text:list>
            <text:list-item>
              <text:p text:style-name="P3">Des touristes qui envahissent la plage de Benidorm</text:p>
              <text:list>
                <text:list-item>
                  <text:p text:style-name="P3">Ils sont en vacances</text:p>
                </text:list-item>
              </text:list>
            </text:list-item>
            <text:list-item>
              <text:p text:style-name="P3">Ils n’ont pas tous la même ethnicité</text:p>
              <text:list>
                <text:list-item>
                  <text:p text:style-name="P3">Ce sont peut-être des étrangers</text:p>
                  <text:list>
                    <text:list-item>
                      <text:p text:style-name="P3">échanges culturels et sociaux</text:p>
                    </text:list-item>
                  </text:list>
                </text:list-item>
              </text:list>
            </text:list-item>
            <text:list-item>
              <text:p text:style-name="P4">Il y a plein de parasols</text:p>
              <text:list>
                <text:list-item>
                  <text:p text:style-name="P4">C’est un espace touristique</text:p>
                  <text:list>
                    <text:list-item>
                      <text:p text:style-name="P4">échanges économiqu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Doc 2 :</text:p>
          <text:list>
            <text:list-item>
              <text:p text:style-name="P3">Un groupe de touristes <text:span text:style-name="T1">au Machu Picchu (Pérou)</text:span></text:p>
            </text:list-item>
            <text:list-item>
              <text:p text:style-name="P3">Ils observent le paysage du haut d’une montagne, dans une ruine</text:p>
              <text:p text:style-name="P4">Ils prennent aussi des photos</text:p>
              <text:list>
                <text:list-item>
                  <text:list>
                    <text:list-item>
                      <text:p text:style-name="P4">échanges culturels</text:p>
                    </text:list-item>
                  </text:list>
                </text:list-item>
              </text:list>
            </text:list-item>
            <text:list-item>
              <text:p text:style-name="P4">Ils sont en groupe</text:p>
              <text:list>
                <text:list-item>
                  <text:p text:style-name="P4">Il est peu probable qu’ils se connaissent tous personnellement</text:p>
                  <text:p text:style-name="P4">C’est donc une activité publique</text:p>
                  <text:list>
                    <text:list-item>
                      <text:p text:style-name="P4">Machu Picchu = espace touristique</text:p>
                    </text:list-item>
                    <text:list-item>
                      <text:p text:style-name="P4">échanges économiqu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Doc 3 :</text:p>
          <text:list>
            <text:list-item>
              <text:p text:style-name="P4">Campagne touristique de Costa Rica</text:p>
              <text:list>
                <text:list-item>
                  <text:list>
                    <text:list-item>
                      <text:p text:style-name="P4">échanges économiques</text:p>
                    </text:list-item>
                  </text:list>
                </text:list-item>
              </text:list>
            </text:list-item>
            <text:list-item>
              <text:p text:style-name="P4">On voit une maison au style tropical au dessus d’une forêt bien verte</text:p>
              <text:list>
                <text:list-item>
                  <text:p text:style-name="P4">Ils mettent en avant la volonté de préserver la nature</text:p>
                  <text:list>
                    <text:list-item>
                      <text:p text:style-name="P4">.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p text:style-name="P8"/>
      <text:p text:style-name="P6">Plan :</text:p>
      <text:p text:style-name="P6"/>
      <text:list xml:id="list3873306559" text:style-name="L2">
        <text:list-item>
          <text:p text:style-name="P7">Echanges sociau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0:11:46.096000000</meta:creation-date>
    <dc:date>2018-12-13T18:03:14.440000000</dc:date>
    <meta:editing-duration>PT1H37M55S</meta:editing-duration>
    <meta:editing-cycles>2</meta:editing-cycles>
    <meta:generator>LibreOffice/6.0.6.2$Windows_X86_64 LibreOffice_project/0c292870b25a325b5ed35f6b45599d2ea4458e77</meta:generator>
    <meta:document-statistic meta:table-count="0" meta:image-count="0" meta:object-count="0" meta:page-count="2" meta:paragraph-count="29" meta:word-count="167" meta:character-count="843" meta:non-whitespace-character-count="730"/>
  </office:meta>
</office:document-meta>
</file>